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pt" fo:country="BR" officeooo:paragraph-rsid="001ebfd2" style:font-size-asian="12pt" style:font-size-complex="12pt"/>
    </style:style>
    <style:style style:name="P2" style:family="paragraph" style:parent-style-name="Standard">
      <style:text-properties fo:color="#000000" loext:opacity="100%" style:font-name="Liberation Sans" fo:font-size="12pt" fo:language="pt" fo:country="BR" officeooo:paragraph-rsid="001ebfd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pt" fo:country="BR" fo:font-weight="bold" officeooo:paragraph-rsid="001ebfd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pt" fo:country="BR" fo:font-weight="bold" officeooo:paragraph-rsid="001ebfd2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Liberation Sans" fo:font-size="12pt" fo:language="pt" fo:country="BR" fo:font-weight="bold" officeooo:paragraph-rsid="001ebfd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text-indent="-0.25in" style:auto-text-indent="false"/>
      <style:text-properties fo:color="#000000" loext:opacity="100%" style:font-name="Liberation Sans" fo:font-size="12pt" fo:language="pt" fo:country="BR" officeooo:paragraph-rsid="001ebfd2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font-name="Liberation Sans" fo:font-size="12pt" fo:language="pt" fo:country="BR" fo:font-weight="bold" officeooo:paragraph-rsid="001ebfd2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color="#000000" loext:opacity="100%" style:font-name="Liberation Sans" fo:font-size="12pt" fo:language="pt" fo:country="BR" officeooo:paragraph-rsid="001ebfd2" style:font-size-asian="12pt" style:font-size-complex="12pt"/>
    </style:style>
    <style:style style:name="P9" style:family="paragraph" style:parent-style-name="Standard">
      <style:paragraph-properties fo:margin-left="-0.25in" fo:margin-right="0in" fo:text-indent="0in" style:auto-text-indent="false"/>
      <style:text-properties fo:color="#000000" loext:opacity="100%" style:font-name="Liberation Sans" fo:font-size="12pt" fo:language="pt" fo:country="BR" fo:font-weight="bold" officeooo:rsid="00162514" officeooo:paragraph-rsid="001ebfd2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fo:color="#000000" loext:opacity="100%" style:font-name="Liberation Sans" fo:font-size="12pt" fo:language="pt" fo:country="BR" officeooo:paragraph-rsid="001ebfd2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pt" fo:country="BR" fo:font-weight="bold" officeooo:paragraph-rsid="002a1a53" style:font-size-asian="12pt" style:font-weight-asian="bold" style:font-size-complex="12pt" style:font-weight-complex="bold"/>
    </style:style>
    <style:style style:name="T1" style:family="text">
      <style:text-properties officeooo:rsid="0011d1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1a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11"><text:span text:style-name="T3">Desafio</text:span><text:span text:style-name="T1"> - </text:span>Cenário</text:p>
      <text:p text:style-name="P1"/>
      <text:p text:style-name="P1"><text:span text:style-name="T2">Objetivo:</text:span> Sua tarefa é criar os usuários de sistema para os funcionários da empresa <text:span text:style-name="T2"><text:s/>BOOKSTORE</text:span> e os diretórios (pastas) para estes usuários ajustando as permissões para que apenas os usuários do grupo tenham acesso apenas aos arquivos de sua determinada área.</text:p>
      <text:p text:style-name="P1"><text:line-break/><text:span text:style-name="T2">Grupos:</text:span></text:p>
      <text:p text:style-name="P1"/>
      <text:p text:style-name="P4">Diretoria: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087997697440">
          <table:table-cell table:style-name="Table1.A1" office:value-type="string">
            <text:p text:style-name="P7">Nome</text:p>
          </table:table-cell>
          <table:table-cell table:style-name="Table1.B1" office:value-type="string">
            <text:p text:style-name="P7">Login</text:p>
          </table:table-cell>
        </table:table-row>
        <table:table-row table:style-name="TableLine94087999109920">
          <table:table-cell table:style-name="Table1.A2" office:value-type="string">
            <text:p text:style-name="P8">Leonardo Amorim</text:p>
          </table:table-cell>
          <table:table-cell table:style-name="Table1.B2" office:value-type="string">
            <text:p text:style-name="P8">leonardoamorim</text:p>
          </table:table-cell>
        </table:table-row>
        <table:table-row table:style-name="TableLine94087999075408">
          <table:table-cell table:style-name="Table1.A2" office:value-type="string">
            <text:p text:style-name="P8">Cesar Domingos</text:p>
          </table:table-cell>
          <table:table-cell table:style-name="Table1.B2" office:value-type="string">
            <text:p text:style-name="P8">cesardomingos</text:p>
          </table:table-cell>
        </table:table-row>
      </table:table>
      <text:p text:style-name="P1"/>
      <text:p text:style-name="P1"><text:span text:style-name="T2">Gerência:</text:span> </text:p>
      <text:p text:style-name="P1"/>
      <table:table table:name="Table2" table:style-name="Table2">
        <table:table-column table:style-name="Table2.A"/>
        <table:table-column table:style-name="Table2.B"/>
        <table:table-row table:style-name="TableLine94087998819344">
          <table:table-cell table:style-name="Table2.A1" office:value-type="string">
            <text:p text:style-name="P7">Nome</text:p>
          </table:table-cell>
          <table:table-cell table:style-name="Table2.B1" office:value-type="string">
            <text:p text:style-name="P7">Login</text:p>
          </table:table-cell>
        </table:table-row>
        <table:table-row table:style-name="TableLine94087999131600">
          <table:table-cell table:style-name="Table2.A2" office:value-type="string">
            <text:p text:style-name="P8">João Silva</text:p>
          </table:table-cell>
          <table:table-cell table:style-name="Table2.B2" office:value-type="string">
            <text:p text:style-name="P8">joaosilva</text:p>
          </table:table-cell>
        </table:table-row>
        <table:table-row table:style-name="TableLine94087999133184">
          <table:table-cell table:style-name="Table2.A2" office:value-type="string">
            <text:p text:style-name="P8">Ana Maria</text:p>
          </table:table-cell>
          <table:table-cell table:style-name="Table2.B2" office:value-type="string">
            <text:p text:style-name="P8">anamaria</text:p>
          </table:table-cell>
        </table:table-row>
      </table:table>
      <text:p text:style-name="P1"/>
      <text:p text:style-name="P4">Logística:</text:p>
      <text:p text:style-name="P1"/>
      <table:table table:name="Table3" table:style-name="Table3">
        <table:table-column table:style-name="Table3.A"/>
        <table:table-column table:style-name="Table3.B"/>
        <table:table-row table:style-name="TableLine94087999125920">
          <table:table-cell table:style-name="Table3.A1" office:value-type="string">
            <text:p text:style-name="P7">Nome</text:p>
          </table:table-cell>
          <table:table-cell table:style-name="Table3.B1" office:value-type="string">
            <text:p text:style-name="P7">Login</text:p>
          </table:table-cell>
        </table:table-row>
        <table:table-row table:style-name="TableLine94087999148704">
          <table:table-cell table:style-name="Table3.A2" office:value-type="string">
            <text:p text:style-name="P8">Marcelo Pereira</text:p>
          </table:table-cell>
          <table:table-cell table:style-name="Table3.B2" office:value-type="string">
            <text:p text:style-name="P8">marcelopereira</text:p>
          </table:table-cell>
        </table:table-row>
        <table:table-row table:style-name="TableLine94087999150288">
          <table:table-cell table:style-name="Table3.A2" office:value-type="string">
            <text:p text:style-name="P8">Antônio da Costa</text:p>
          </table:table-cell>
          <table:table-cell table:style-name="Table3.B2" office:value-type="string">
            <text:p text:style-name="P8">antoniocosta</text:p>
          </table:table-cell>
        </table:table-row>
        <table:table-row table:style-name="TableLine94087999150944">
          <table:table-cell table:style-name="Table3.A2" office:value-type="string">
            <text:p text:style-name="P8">Mariana Campos</text:p>
          </table:table-cell>
          <table:table-cell table:style-name="Table3.B2" office:value-type="string">
            <text:p text:style-name="P8">marianacampos</text:p>
          </table:table-cell>
        </table:table-row>
        <table:table-row table:style-name="TableLine94087999151760">
          <table:table-cell table:style-name="Table3.A2" office:value-type="string">
            <text:p text:style-name="P8">Cláudia da Silva</text:p>
          </table:table-cell>
          <table:table-cell table:style-name="Table3.B2" office:value-type="string">
            <text:p text:style-name="P8">claudiasilva</text:p>
          </table:table-cell>
        </table:table-row>
        <table:table-row table:style-name="TableLine94087999152448">
          <table:table-cell table:style-name="Table3.A2" office:value-type="string">
            <text:p text:style-name="P8">Vitor Hugo</text:p>
          </table:table-cell>
          <table:table-cell table:style-name="Table3.B2" office:value-type="string">
            <text:p text:style-name="P8">vitorhugo</text:p>
          </table:table-cell>
        </table:table-row>
        <table:table-row table:style-name="TableLine94087999153216">
          <table:table-cell table:style-name="Table3.A2" office:value-type="string">
            <text:p text:style-name="P8">Pedro Henrique</text:p>
          </table:table-cell>
          <table:table-cell table:style-name="Table3.B2" office:value-type="string">
            <text:p text:style-name="P8">pedrohenrique</text:p>
          </table:table-cell>
        </table:table-row>
      </table:table>
      <text:p text:style-name="P2"/>
      <text:p text:style-name="P5">Departamento de TI:</text:p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 table:style-name="TableLine94087997911072">
          <table:table-cell table:style-name="Table4.A1" office:value-type="string">
            <text:p text:style-name="P7">Nome</text:p>
          </table:table-cell>
          <table:table-cell table:style-name="Table4.B1" office:value-type="string">
            <text:p text:style-name="P7">Login</text:p>
          </table:table-cell>
        </table:table-row>
        <table:table-row table:style-name="TableLine94087997921584">
          <table:table-cell table:style-name="Table4.A2" office:value-type="string">
            <text:p text:style-name="P8">Ricardo Pereira</text:p>
          </table:table-cell>
          <table:table-cell table:style-name="Table4.B2" office:value-type="string">
            <text:p text:style-name="P8">ricardopereira</text:p>
          </table:table-cell>
        </table:table-row>
        <table:table-row table:style-name="TableLine94087997923040">
          <table:table-cell table:style-name="Table4.A2" office:value-type="string">
            <text:p text:style-name="P8">Thiago Santos</text:p>
          </table:table-cell>
          <table:table-cell table:style-name="Table4.B2" office:value-type="string">
            <text:p text:style-name="P8">thiagosantos</text:p>
          </table:table-cell>
        </table:table-row>
        <table:table-row table:style-name="TableLine94087997923696">
          <table:table-cell table:style-name="Table4.A2" office:value-type="string">
            <text:p text:style-name="P8">Marcela Pinheiro</text:p>
          </table:table-cell>
          <table:table-cell table:style-name="Table4.B2" office:value-type="string">
            <text:p text:style-name="P8">marcelapinheiro</text:p>
          </table:table-cell>
        </table:table-row>
        <table:table-row table:style-name="TableLine94087997924512">
          <table:table-cell table:style-name="Table4.A2" office:value-type="string">
            <text:p text:style-name="P8">Ana Júlia</text:p>
          </table:table-cell>
          <table:table-cell table:style-name="Table4.B2" office:value-type="string">
            <text:p text:style-name="P8">anajulia</text:p>
          </table:table-cell>
        </table:table-row>
        <table:table-row table:style-name="TableLine94087997925328">
          <table:table-cell table:style-name="Table4.A2" office:value-type="string">
            <text:p text:style-name="P8">José Oliveira</text:p>
          </table:table-cell>
          <table:table-cell table:style-name="Table4.B2" office:value-type="string">
            <text:p text:style-name="P8">joseoliveira</text:p>
          </table:table-cell>
        </table:table-row>
        <table:table-row table:style-name="TableLine94087997926096">
          <table:table-cell table:style-name="Table4.A2" office:value-type="string">
            <text:p text:style-name="P8">Francisco Hitao</text:p>
          </table:table-cell>
          <table:table-cell table:style-name="Table4.B2" office:value-type="string">
            <text:p text:style-name="P8">franciscohitao</text:p>
          </table:table-cell>
        </table:table-row>
      </table:table>
      <text:p text:style-name="P2"/>
      <text:p text:style-name="P2"><text:soft-page-break/>Regras para criação e permissões das pastas:</text:p>
      <text:p text:style-name="P2"/>
      <text:list xml:id="list3630611413" text:style-name="L1">
        <text:list-item>
          <text:p text:style-name="P10">Criar todos os usuários do organograma;</text:p>
        </text:list-item>
        <text:list-item>
          <text:p text:style-name="P10">Para facilitar defina a senha de todos os usuários como 123456;</text:p>
        </text:list-item>
        <text:list-item>
          <text:p text:style-name="P10">Criar os grupos diretoria, gerencia, logistica e ti;</text:p>
        </text:list-item>
        <text:list-item>
          <text:p text:style-name="P10">Inserir os usuários em seus respectivos grupos de acordo com o organograma;</text:p>
        </text:list-item>
        <text:list-item>
          <text:p text:style-name="P10">Criar as pastas diretoria, gerencia, logistica e ti em /mnt;</text:p>
        </text:list-item>
        <text:list-item>
          <text:p text:style-name="P10">O dono de todos os diretórios será o root e o grupo será o respectivo departamento;</text:p>
        </text:list-item>
        <text:list-item>
          <text:p text:style-name="P10">A diretoria pode acessar qualquer pasta (leitura e escrita);</text:p>
        </text:list-item>
        <text:list-item>
          <text:p text:style-name="P10">Os outros departamentos só podem acessar suas respectivas pastas;</text:p>
        </text:list-item>
        <text:list-item>
          <text:p text:style-name="P10">Deve existir um mecanismo para evitar que um usuário de um mesmo grupo remova arquivo que outro usuário criou;</text:p>
        </text:list-item>
        <text:list-item>
          <text:p text:style-name="P10">Os arquivos criados dentro destas pastas devem clonar dono e grupo da pasta para que os arquivos também sejam do grupo;</text:p>
        </text:list-item>
        <text:list-item>
          <text:p text:style-name="P10">O funcionário Francisco Hitao deverá ter seu login bloqueado por estar afastado da empresa;</text:p>
        </text:list-item>
        <text:list-item>
          <text:p text:style-name="P10">O funcionário Vitor Hugo está com sua conta bloqueada e deverá ser desbloqueada;</text:p>
        </text:list-item>
        <text:list-item>
          <text:p text:style-name="P10">Crie um grupo chamado shutdown para inserir usuários que possam desligar a máquina;</text:p>
        </text:list-item>
        <text:list-item>
          <text:p text:style-name="P10">O funcionário Thiago Santos deverá ter permissão para desligar o computador;</text:p>
        </text:list-item>
        <text:list-item>
          <text:p text:style-name="P10">Não esquecer de fazer um check-list para verificar se os usuários foram realmente criados, se as permissões e donos das pastas estão corretos.</text:p>
        </text:list-item>
      </text:list>
      <text:p text:style-name="P6"/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4T21:39:00.940302685</meta:creation-date>
    <dc:date>2021-04-11T19:10:14.686295524</dc:date>
    <meta:editing-duration>PT2M48S</meta:editing-duration>
    <meta:editing-cycles>11</meta:editing-cycles>
    <meta:generator>LibreOffice/7.1.1.2$Linux_X86_64 LibreOffice_project/10$Build-2</meta:generator>
    <meta:document-statistic meta:table-count="4" meta:image-count="0" meta:object-count="0" meta:page-count="2" meta:paragraph-count="63" meta:word-count="326" meta:character-count="2032" meta:non-whitespace-character-count="1781"/>
  </office:meta>
</office:document-meta>
</file>